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0dfb7" officeooo:paragraph-rsid="0020dfb7"/>
    </style:style>
    <style:style style:name="P11" style:family="paragraph" style:parent-style-name="Standard">
      <style:text-properties officeooo:rsid="0022b9f6" officeooo:paragraph-rsid="0022b9f6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4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5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6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7" style:family="paragraph" style:parent-style-name="Standard">
      <style:paragraph-properties fo:text-align="start" style:justify-single-word="false"/>
      <style:text-properties officeooo:rsid="003a8ef5" officeooo:paragraph-rsid="00577a2e"/>
    </style:style>
    <style:style style:name="P18" style:family="paragraph" style:parent-style-name="Standard">
      <style:paragraph-properties fo:text-align="start" style:justify-single-word="false"/>
      <style:text-properties officeooo:rsid="003a8ef5" officeooo:paragraph-rsid="0062b67e"/>
    </style:style>
    <style:style style:name="P19" style:family="paragraph" style:parent-style-name="Standard">
      <style:paragraph-properties fo:text-align="start" style:justify-single-word="false"/>
      <style:text-properties officeooo:rsid="00577a2e" officeooo:paragraph-rsid="00577a2e"/>
    </style:style>
    <style:style style:name="P20" style:family="paragraph" style:parent-style-name="Header">
      <style:text-properties officeooo:rsid="000c0ed4" officeooo:paragraph-rsid="000c0ed4"/>
    </style:style>
    <style:style style:name="P21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c8ac5"/>
    </style:style>
    <style:style style:name="T6" style:family="text">
      <style:text-properties officeooo:rsid="003cb7f3"/>
    </style:style>
    <style:style style:name="T7" style:family="text">
      <style:text-properties officeooo:rsid="005e609c"/>
    </style:style>
    <style:style style:name="T8" style:family="text">
      <style:text-properties officeooo:rsid="005fce40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10"/>
      <text:p text:style-name="P11">Problem 2</text:p>
      <text:p text:style-name="P11"/>
      <text:p text:style-name="P12">a) </text:p>
      <text:p text:style-name="P12"/>
      <text:p text:style-name="P12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21" svg:width="0.2291in" svg:height="0.1398in" svg:x="0in" svg:y="0.0008in" svg:viewBox="0 0 583 356" draw:points="291,356 0,356 0,0 583,0 583,356"><text:p/></draw:polygon><draw:polygon draw:style-name="gr3" draw:text-style-name="P22" svg:width="0.0445in" svg:height="0.0256in" svg:x="0.0299in" svg:y="0in" svg:viewBox="0 0 114 66" draw:points="58,0 0,59 7,66 58,23 106,66 114,59"><text:p/></draw:polygon><draw:path draw:style-name="gr4" draw:text-style-name="P22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22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22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3"><draw:g text:anchor-type="as-char" svg:y="-0.1173in" draw:z-index="3" draw:style-name="gr1"><svg:title>TexMaths</svg:title><svg:desc>12§display§\hat{x}_{ae} = B_{ae}y§svg§600§FALSE§</svg:desc><draw:polygon draw:style-name="gr18" draw:text-style-name="P21" svg:width="0.8154in" svg:height="0.1476in" svg:x="0in" svg:y="0.0004in" svg:viewBox="0 0 2072 376" draw:points="1036,376 0,376 0,0 2072,0 2072,376"><text:p/></draw:polygon><draw:polygon draw:style-name="gr19" draw:text-style-name="P22" svg:width="0.0445in" svg:height="0.0256in" svg:x="0.0299in" svg:y="0in" svg:viewBox="0 0 114 66" draw:points="58,0 0,59 7,66 58,23 106,66 114,59"><text:p/></draw:polygon><draw:path draw:style-name="gr20" draw:text-style-name="P22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22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22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22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22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22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22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22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21" svg:width="3.0358in" svg:height="0.5067in" svg:x="0in" svg:y="0.0008in" svg:viewBox="0 0 7712 1288" draw:points="3856,1288 0,1288 0,0 7712,0 7712,1288"><text:p/></draw:polygon><draw:path draw:style-name="gr70" draw:text-style-name="P22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22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22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22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22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22" svg:width="0.1665in" svg:height="0.0067in" svg:x="0.5098in" svg:y="0.2437in" svg:viewBox="0 0 424 18" draw:points="211,18 0,18 0,0 424,0 424,18"><text:p/></draw:polygon><draw:path draw:style-name="gr76" draw:text-style-name="P22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22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22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22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22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22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22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22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22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22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22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22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22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22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22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22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22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22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22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22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22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22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22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22" svg:width="0.0783in" svg:height="0.0059in" svg:x="2.1902in" svg:y="0.1071in" svg:viewBox="0 0 200 16" svg:d="M188 16c5 0 12 0 12-8s-6-8-12-8h-176c-5 0-12 0-12 7 0 9 7 9 12 9z"><text:p/></draw:path><draw:path draw:style-name="gr100" draw:text-style-name="P22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22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22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22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22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22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22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22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22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22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22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3"/>
      <text:p text:style-name="P15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21" svg:width="0.2291in" svg:height="0.1398in" svg:x="0in" svg:y="0.0008in" svg:viewBox="0 0 583 356" draw:points="291,356 0,356 0,0 583,0 583,356"><text:p/></draw:polygon><draw:polygon draw:style-name="gr8" draw:text-style-name="P22" svg:width="0.0445in" svg:height="0.0256in" svg:x="0.0299in" svg:y="0in" svg:viewBox="0 0 114 66" draw:points="58,0 0,59 7,66 58,23 106,66 114,59"><text:p/></draw:polygon><draw:path draw:style-name="gr9" draw:text-style-name="P22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22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22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4"><draw:g text:anchor-type="as-char" svg:y="-0.1173in" draw:z-index="4" draw:style-name="gr1"><svg:title>TexMaths</svg:title><svg:desc>12§display§\hat{x}_{ea} = B_{ea}y§svg§600§FALSE§</svg:desc><draw:polygon draw:style-name="gr28" draw:text-style-name="P21" svg:width="0.8154in" svg:height="0.1476in" svg:x="0in" svg:y="0.0004in" svg:viewBox="0 0 2072 376" draw:points="1036,376 0,376 0,0 2072,0 2072,376"><text:p/></draw:polygon><draw:polygon draw:style-name="gr29" draw:text-style-name="P22" svg:width="0.0445in" svg:height="0.0256in" svg:x="0.0299in" svg:y="0in" svg:viewBox="0 0 114 66" draw:points="58,0 0,59 7,66 58,23 106,66 114,59"><text:p/></draw:polygon><draw:path draw:style-name="gr30" draw:text-style-name="P22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22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22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22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22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22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22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22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21" svg:width="2.3709in" svg:height="0.5067in" svg:x="0in" svg:y="0.0008in" svg:viewBox="0 0 6023 1288" draw:points="3012,1288 0,1288 0,0 6023,0 6023,1288"><text:p/></draw:polygon><draw:path draw:style-name="gr39" draw:text-style-name="P22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22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22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22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22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22" svg:width="0.0917in" svg:height="0.0067in" svg:x="0.5098in" svg:y="0.2437in" svg:viewBox="0 0 234 18" draw:points="118,18 0,18 0,0 234,0 234,18"><text:p/></draw:polygon><draw:path draw:style-name="gr45" draw:text-style-name="P22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22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22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22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22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22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22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22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22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22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22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22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22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22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22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22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22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22" svg:width="0.0783in" svg:height="0.0059in" svg:x="1.8205in" svg:y="0.1071in" svg:viewBox="0 0 200 16" svg:d="M188 16c5 0 12 0 12-8s-6-8-12-8h-176c-5 0-12 0-12 7 0 9 7 9 12 9z"><text:p/></draw:path><draw:path draw:style-name="gr63" draw:text-style-name="P22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22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22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22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22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22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5"/>
      <text:p text:style-name="P15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21" svg:width="0.3398in" svg:height="0.1398in" svg:x="0in" svg:y="0.0008in" svg:viewBox="0 0 864 356" draw:points="432,356 0,356 0,0 864,0 864,356"><text:p/></draw:polygon><draw:polygon draw:style-name="gr13" draw:text-style-name="P22" svg:width="0.0445in" svg:height="0.0256in" svg:x="0.0299in" svg:y="0in" svg:viewBox="0 0 114 66" draw:points="58,0 0,59 7,66 58,23 106,66 114,59"><text:p/></draw:polygon><draw:path draw:style-name="gr14" draw:text-style-name="P22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22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22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22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5"/>
      <text:p text:style-name="P16">b)</text:p>
      <text:p text:style-name="P16"/>
      <text:p text:style-name="P18">I believe that <text:span text:style-name="T7">the </text:span>methods are <text:span text:style-name="T8">all</text:span> <text:span text:style-name="T5">fundamentally</text:span> the same. <text:s/><text:span text:style-name="T6">In all cases we are averaging the values to smooth out the error directly using the least-squares approximate solution formula and </text:span><text:span text:style-name="T6"><draw:g text:anchor-type="as-char" svg:y="-0.1181in" draw:z-index="7" draw:style-name="gr1"><svg:title>TexMaths</svg:title><svg:desc>12§display§\hat{x}§svg§600§FALSE§</svg:desc><draw:polygon draw:style-name="gr111" draw:text-style-name="P21" svg:width="0.0949in" svg:height="0.1154in" svg:x="0in" svg:y="0.0004in" svg:viewBox="0 0 242 294" draw:points="121,294 0,294 0,0 242,0 242,294"><text:p/></draw:polygon><draw:polygon draw:style-name="gr112" draw:text-style-name="P22" svg:width="0.0445in" svg:height="0.0256in" svg:x="0.0299in" svg:y="0in" svg:viewBox="0 0 114 66" draw:points="58,0 0,59 7,66 58,23 106,66 114,59"><text:p/></draw:polygon><draw:path draw:style-name="gr113" draw:text-style-name="P22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6"> depends on what A is. Of course, for the minimum RMS method, it does not say to use least-squares but we would find anyway that the least-square approximate solutions are the best guesses since they are known to minimize the residuals of </text:span><text:span text:style-name="T6"><draw:g text:anchor-type="as-char" svg:y="-0.1252in" draw:z-index="10" draw:style-name="gr1"><svg:title>TexMaths</svg:title><svg:desc>12§display§||Ax-y||§svg§600§FALSE§</svg:desc><draw:polygon draw:style-name="gr295" draw:text-style-name="P21" svg:width="0.6921in" svg:height="0.1654in" svg:x="0in" svg:y="0.0008in" svg:viewBox="0 0 1759 421" draw:points="879,421 0,421 0,0 1759,0 1759,421"><text:p/></draw:polygon><draw:path draw:style-name="gr296" draw:text-style-name="P22" svg:width="0.0067in" svg:height="0.1657in" svg:x="0.0197in" svg:y="0.0004in" svg:viewBox="0 0 18 422" svg:d="M18 16c0-9 0-16-8-16-10 0-10 7-10 16v392c0 7 0 14 10 14 8 0 8-7 8-14z"><text:p/></draw:path><draw:path draw:style-name="gr297" draw:text-style-name="P22" svg:width="0.0067in" svg:height="0.1657in" svg:x="0.0657in" svg:y="0.0004in" svg:viewBox="0 0 18 422" svg:d="M18 16c0-9 0-16-8-16-10 0-10 7-10 16v392c0 7 0 14 10 14 8 0 8-7 8-14z"><text:p/></draw:path><draw:path draw:style-name="gr298" draw:text-style-name="P22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99" draw:text-style-name="P22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00" draw:text-style-name="P22" svg:width="0.1016in" svg:height="0.0067in" svg:x="0.3614in" svg:y="0.0799in" svg:viewBox="0 0 259 18" svg:d="M244 18c7 0 15 0 15-8 0-10-8-10-15-10h-230c-7 0-14 0-14 10 0 8 7 8 14 8z"><text:p/></draw:path><draw:path draw:style-name="gr301" draw:text-style-name="P22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02" draw:text-style-name="P22" svg:width="0.0067in" svg:height="0.1657in" svg:x="0.6197in" svg:y="0.0004in" svg:viewBox="0 0 18 422" svg:d="M18 16c0-9 0-16-8-16-10 0-10 7-10 16v392c0 7 0 14 10 14 8 0 8-7 8-14z"><text:p/></draw:path><draw:path draw:style-name="gr303" draw:text-style-name="P22" svg:width="0.0067in" svg:height="0.1657in" svg:x="0.6654in" svg:y="0.0004in" svg:viewBox="0 0 18 422" svg:d="M18 16c0-9 0-16-8-16-10 0-10 7-10 16v392c0 7 0 14 10 14 8 0 8-7 8-14z"><text:p/></draw:path></draw:g></text:span><text:span text:style-name="T6">. However, because are averaging at different points, the solutions are within approximate equality to each other. That is, if you round off after a certain decimal place, the solutions would be the same.</text:span></text:p>
      <text:p text:style-name="P17"/>
      <text:p text:style-name="P19"/>
      <text:p text:style-name="P19"><text:soft-page-break/></text:p>
      <text:p text:style-name="P19">Example:</text:p>
      <text:p text:style-name="P19"/>
      <text:p text:style-name="P19"><draw:g text:anchor-type="as-char" svg:y="-0.3402in" draw:z-index="8" draw:style-name="gr1"><svg:title>TexMaths</svg:title><svg:desc>12§display§A1 = \begin{bmatrix}
1.01 \ 2.002 \\
3.003 \ 2.007 \\
1.008 \ 4.08 \\

\end{bmatrix}
A2 = \begin{bmatrix}

1.0300 \ 2.0320 \\
3.0230 \ 2.0370 \\
1.0280 \ 4.1100 \\
\end{bmatrix}

A3 = 
\begin{bmatrix}
1.2100 \ 2.0520 \\
3.0230 \ 2.0370 \\
1.0180 \ 4.1300 \\
\end{bmatrix}§svg§600§FALSE§</svg:desc><draw:polygon draw:style-name="gr114" draw:text-style-name="P21" svg:width="4.7598in" svg:height="0.5965in" svg:x="0in" svg:y="0in" svg:viewBox="0 0 12091 1516" draw:points="6046,1516 0,1516 0,0 12091,0 12091,1516"><text:p/></draw:polygon><draw:path draw:style-name="gr115" draw:text-style-name="P22" svg:width="0.1138in" svg:height="0.1189in" svg:x="0.0055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16" draw:text-style-name="P22" svg:width="0.0547in" svg:height="0.1106in" svg:x="0.139in" svg:y="0.2291in" svg:viewBox="0 0 140 282" svg:d="M88 11c0-10 0-11-10-11-26 28-65 28-78 28v13c8 0 34 0 55-12v219c0 16-1 21-39 21h-14v13c16-1 52-1 70-1 17 0 54 0 68 1v-13h-13c-38 0-39-5-39-21z"><text:p/></draw:path><draw:path draw:style-name="gr117" draw:text-style-name="P22" svg:width="0.1106in" svg:height="0.039in" svg:x="0.2622in" svg:y="0.2787in" svg:viewBox="0 0 282 100" svg:d="M268 17c6 0 14 0 14-9 0-8-8-8-14-8h-254c-6 0-14 0-14 8 0 9 8 9 14 9zM268 100c6 0 14 0 14-9 0-8-8-8-14-8h-254c-6 0-14 0-14 8 0 9 8 9 14 9z"><text:p/></draw:path><draw:polygon draw:style-name="gr118" draw:text-style-name="P22" svg:width="0.0555in" svg:height="0.2984in" svg:x="0.4819in" svg:y="0in" svg:viewBox="0 0 142 759" draw:points="0,759 29,759 29,29 142,29 142,0 0,0"><text:p/></draw:polygon><draw:polygon draw:style-name="gr119" draw:text-style-name="P22" svg:width="0.0555in" svg:height="0.2984in" svg:x="0.4819in" svg:y="0.2988in" svg:viewBox="0 0 142 759" draw:points="0,759 142,759 142,730 29,730 29,0 0,0"><text:p/></draw:polygon><draw:path draw:style-name="gr120" draw:text-style-name="P22" svg:width="0.0547in" svg:height="0.1106in" svg:x="0.5949in" svg:y="0.0287in" svg:viewBox="0 0 140 282" svg:d="M88 11c0-10 0-11-10-11-26 28-65 28-78 28v13c8 0 34 0 55-12v219c0 16-1 21-39 21h-14v13c16-1 52-1 70-1 17 0 54 0 68 1v-13h-13c-38 0-39-5-39-21z"><text:p/></draw:path><draw:path draw:style-name="gr121" draw:text-style-name="P22" svg:width="0.0177in" svg:height="0.0177in" svg:x="0.6768in" svg:y="0.122in" svg:viewBox="0 0 46 46" svg:d="M46 23c0-12-10-23-23-23-12 0-23 11-23 23 0 13 11 23 23 23 13 0 23-10 23-23z"><text:p/></draw:path><draw:path draw:style-name="gr122" draw:text-style-name="P22" svg:width="0.0701in" svg:height="0.1142in" svg:x="0.7146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3" draw:text-style-name="P22" svg:width="0.0547in" svg:height="0.1106in" svg:x="0.8059in" svg:y="0.0287in" svg:viewBox="0 0 140 282" svg:d="M88 11c0-10 0-11-10-11-26 28-65 28-78 28v13c8 0 34 0 55-12v219c0 16-1 21-39 21h-14v13c16-1 52-1 70-1 17 0 54 0 68 1v-13h-13c-38 0-39-5-39-21z"><text:p/></draw:path><draw:path draw:style-name="gr124" draw:text-style-name="P22" svg:width="0.0661in" svg:height="0.1106in" svg:x="0.9378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5" draw:text-style-name="P22" svg:width="0.0177in" svg:height="0.0177in" svg:x="1.026in" svg:y="0.122in" svg:viewBox="0 0 46 46" svg:d="M46 23c0-12-10-23-23-23-12 0-23 11-23 23 0 13 11 23 23 23 13 0 23-10 23-23z"><text:p/></draw:path><draw:path draw:style-name="gr126" draw:text-style-name="P22" svg:width="0.0701in" svg:height="0.1142in" svg:x="1.064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7" draw:text-style-name="P22" svg:width="0.0701in" svg:height="0.1142in" svg:x="1.1469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8" draw:text-style-name="P22" svg:width="0.0661in" svg:height="0.1106in" svg:x="1.231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9" draw:text-style-name="P22" svg:width="0.0689in" svg:height="0.1142in" svg:x="0.5453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30" draw:text-style-name="P22" svg:width="0.0177in" svg:height="0.0177in" svg:x="0.6354in" svg:y="0.3209in" svg:viewBox="0 0 46 46" svg:d="M46 23c0-12-10-23-23-23-12 0-23 11-23 23 0 13 11 23 23 23 13 0 23-10 23-23z"><text:p/></draw:path><draw:path draw:style-name="gr131" draw:text-style-name="P22" svg:width="0.0701in" svg:height="0.1142in" svg:x="0.673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32" draw:text-style-name="P22" svg:width="0.0701in" svg:height="0.1142in" svg:x="0.756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3" draw:text-style-name="P22" svg:width="0.0689in" svg:height="0.1142in" svg:x="0.8394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34" draw:text-style-name="P22" svg:width="0.0661in" svg:height="0.1106in" svg:x="0.978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35" draw:text-style-name="P22" svg:width="0.0177in" svg:height="0.0177in" svg:x="1.0677in" svg:y="0.3209in" svg:viewBox="0 0 46 46" svg:d="M46 23c0-12-10-23-23-23-12 0-23 11-23 23 0 13 11 23 23 23 13 0 23-10 23-23z"><text:p/></draw:path><draw:path draw:style-name="gr136" draw:text-style-name="P22" svg:width="0.0701in" svg:height="0.1142in" svg:x="1.1055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37" draw:text-style-name="P22" svg:width="0.0701in" svg:height="0.1142in" svg:x="1.188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8" draw:text-style-name="P22" svg:width="0.0713in" svg:height="0.1157in" svg:x="1.273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39" draw:text-style-name="P22" svg:width="0.0547in" svg:height="0.1106in" svg:x="0.5949in" svg:y="0.4276in" svg:viewBox="0 0 140 282" svg:d="M88 11c0-10 0-11-10-11-26 28-65 28-78 28v13c8 0 34 0 55-12v219c0 16-1 21-39 21h-14v13c16-1 52-1 70-1 17 0 54 0 68 1v-13h-13c-38 0-39-5-39-21z"><text:p/></draw:path><draw:path draw:style-name="gr140" draw:text-style-name="P22" svg:width="0.0177in" svg:height="0.0177in" svg:x="0.6768in" svg:y="0.5197in" svg:viewBox="0 0 46 46" svg:d="M46 23c0-12-10-23-23-23-12 0-23 11-23 23 0 13 11 23 23 23 13 0 23-10 23-23z"><text:p/></draw:path><draw:path draw:style-name="gr141" draw:text-style-name="P22" svg:width="0.0701in" svg:height="0.1142in" svg:x="0.7146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2" draw:text-style-name="P22" svg:width="0.0701in" svg:height="0.1142in" svg:x="0.79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3" draw:text-style-name="P22" svg:width="0.0689in" svg:height="0.1142in" svg:x="0.8811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44" draw:text-style-name="P22" svg:width="0.0736in" svg:height="0.1126in" svg:x="1.0165in" svg:y="0.4252in" svg:viewBox="0 0 188 287" svg:d="M113 217v36c0 16-1 20-33 20h-8v14c17-2 40-2 58-2 16 0 39 0 57 2v-14h-9c-32 0-33-4-33-20v-36h43v-13h-43v-193c0-9 0-11-6-11-5 0-6 0-8 5l-131 199v13zM115 204h-103l103-158z"><text:p/></draw:path><draw:path draw:style-name="gr145" draw:text-style-name="P22" svg:width="0.0177in" svg:height="0.0177in" svg:x="1.1087in" svg:y="0.5197in" svg:viewBox="0 0 46 46" svg:d="M46 23c0-12-10-23-23-23-12 0-23 11-23 23 0 13 11 23 23 23 13 0 23-10 23-23z"><text:p/></draw:path><draw:path draw:style-name="gr146" draw:text-style-name="P22" svg:width="0.0701in" svg:height="0.1142in" svg:x="1.14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7" draw:text-style-name="P22" svg:width="0.0689in" svg:height="0.1142in" svg:x="1.2303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olygon draw:style-name="gr148" draw:text-style-name="P22" svg:width="0.0555in" svg:height="0.2984in" svg:x="1.3512in" svg:y="0in" svg:viewBox="0 0 142 759" draw:points="113,759 142,759 142,0 0,0 0,29 113,29"><text:p/></draw:polygon><draw:polygon draw:style-name="gr149" draw:text-style-name="P22" svg:width="0.0555in" svg:height="0.2984in" svg:x="1.3512in" svg:y="0.2988in" svg:viewBox="0 0 142 759" draw:points="113,730 0,730 0,759 142,759 142,0 113,0"><text:p/></draw:polygon><draw:path draw:style-name="gr150" draw:text-style-name="P22" svg:width="0.1138in" svg:height="0.1189in" svg:x="1.4941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51" draw:text-style-name="P22" svg:width="0.0661in" svg:height="0.1106in" svg:x="1.6209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52" draw:text-style-name="P22" svg:width="0.1106in" svg:height="0.039in" svg:x="1.7508in" svg:y="0.2787in" svg:viewBox="0 0 282 100" svg:d="M268 17c6 0 14 0 14-9 0-8-8-8-14-8h-254c-6 0-14 0-14 8 0 9 8 9 14 9zM268 100c6 0 14 0 14-9 0-8-8-8-14-8h-254c-6 0-14 0-14 8 0 9 8 9 14 9z"><text:p/></draw:path><draw:polygon draw:style-name="gr153" draw:text-style-name="P22" svg:width="0.0555in" svg:height="0.2984in" svg:x="1.9705in" svg:y="0in" svg:viewBox="0 0 142 759" draw:points="0,759 29,759 29,29 142,29 142,0 0,0"><text:p/></draw:polygon><draw:polygon draw:style-name="gr154" draw:text-style-name="P22" svg:width="0.0555in" svg:height="0.2984in" svg:x="1.9705in" svg:y="0.2988in" svg:viewBox="0 0 142 759" draw:points="0,759 142,759 142,730 29,730 29,0 0,0"><text:p/></draw:polygon><draw:path draw:style-name="gr155" draw:text-style-name="P22" svg:width="0.0547in" svg:height="0.1106in" svg:x="2.0417in" svg:y="0.0287in" svg:viewBox="0 0 140 282" svg:d="M88 11c0-10 0-11-10-11-26 28-65 28-78 28v13c8 0 34 0 55-12v219c0 16-1 21-39 21h-14v13c16-1 52-1 70-1 17 0 54 0 68 1v-13h-13c-38 0-39-5-39-21z"><text:p/></draw:path><draw:path draw:style-name="gr156" draw:text-style-name="P22" svg:width="0.0177in" svg:height="0.0177in" svg:x="2.124in" svg:y="0.122in" svg:viewBox="0 0 46 46" svg:d="M46 23c0-12-10-23-23-23-12 0-23 11-23 23 0 13 11 23 23 23 13 0 23-10 23-23z"><text:p/></draw:path><draw:path draw:style-name="gr157" draw:text-style-name="P22" svg:width="0.0701in" svg:height="0.1142in" svg:x="2.161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58" draw:text-style-name="P22" svg:width="0.0689in" svg:height="0.1142in" svg:x="2.2449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159" draw:text-style-name="P22" svg:width="0.0701in" svg:height="0.1142in" svg:x="2.327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60" draw:text-style-name="P22" svg:width="0.0701in" svg:height="0.1142in" svg:x="2.410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61" draw:text-style-name="P22" svg:width="0.0661in" svg:height="0.1106in" svg:x="2.5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2" draw:text-style-name="P22" svg:width="0.0177in" svg:height="0.0177in" svg:x="2.6382in" svg:y="0.122in" svg:viewBox="0 0 46 46" svg:d="M46 23c0-12-10-23-23-23-12 0-23 11-23 23 0 13 11 23 23 23 13 0 23-10 23-23z"><text:p/></draw:path><draw:path draw:style-name="gr163" draw:text-style-name="P22" svg:width="0.0701in" svg:height="0.1142in" svg:x="2.676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4" draw:text-style-name="P22" svg:width="0.0689in" svg:height="0.1142in" svg:x="2.7598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5" draw:text-style-name="P22" svg:width="0.0661in" svg:height="0.1106in" svg:x="2.8437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6" draw:text-style-name="P22" svg:width="0.0701in" svg:height="0.1142in" svg:x="2.924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7" draw:text-style-name="P22" svg:width="0.0689in" svg:height="0.1142in" svg:x="2.0339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68" draw:text-style-name="P22" svg:width="0.0177in" svg:height="0.0177in" svg:x="2.124in" svg:y="0.3209in" svg:viewBox="0 0 46 46" svg:d="M46 23c0-12-10-23-23-23-12 0-23 11-23 23 0 13 11 23 23 23 13 0 23-10 23-23z"><text:p/></draw:path><draw:path draw:style-name="gr169" draw:text-style-name="P22" svg:width="0.0701in" svg:height="0.1142in" svg:x="2.161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0" draw:text-style-name="P22" svg:width="0.0661in" svg:height="0.1106in" svg:x="2.246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71" draw:text-style-name="P22" svg:width="0.0689in" svg:height="0.1142in" svg:x="2.3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72" draw:text-style-name="P22" svg:width="0.0701in" svg:height="0.1142in" svg:x="2.4102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73" draw:text-style-name="P22" svg:width="0.0661in" svg:height="0.1106in" svg:x="2.5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74" draw:text-style-name="P22" svg:width="0.0177in" svg:height="0.0177in" svg:x="2.6382in" svg:y="0.3209in" svg:viewBox="0 0 46 46" svg:d="M46 23c0-12-10-23-23-23-12 0-23 11-23 23 0 13 11 23 23 23 13 0 23-10 23-23z"><text:p/></draw:path><draw:path draw:style-name="gr175" draw:text-style-name="P22" svg:width="0.0701in" svg:height="0.1142in" svg:x="2.676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6" draw:text-style-name="P22" svg:width="0.0689in" svg:height="0.1142in" svg:x="2.759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77" draw:text-style-name="P22" svg:width="0.0713in" svg:height="0.1157in" svg:x="2.8449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78" draw:text-style-name="P22" svg:width="0.0701in" svg:height="0.1142in" svg:x="2.924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9" draw:text-style-name="P22" svg:width="0.0547in" svg:height="0.1106in" svg:x="2.0417in" svg:y="0.4276in" svg:viewBox="0 0 140 282" svg:d="M88 11c0-10 0-11-10-11-26 28-65 28-78 28v13c8 0 34 0 55-12v219c0 16-1 21-39 21h-14v13c16-1 52-1 70-1 17 0 54 0 68 1v-13h-13c-38 0-39-5-39-21z"><text:p/></draw:path><draw:path draw:style-name="gr180" draw:text-style-name="P22" svg:width="0.0177in" svg:height="0.0177in" svg:x="2.124in" svg:y="0.5197in" svg:viewBox="0 0 46 46" svg:d="M46 23c0-12-10-23-23-23-12 0-23 11-23 23 0 13 11 23 23 23 13 0 23-10 23-23z"><text:p/></draw:path><draw:path draw:style-name="gr181" draw:text-style-name="P22" svg:width="0.0701in" svg:height="0.1142in" svg:x="2.161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82" draw:text-style-name="P22" svg:width="0.0661in" svg:height="0.1106in" svg:x="2.2465in" svg:y="0.4276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83" draw:text-style-name="P22" svg:width="0.0689in" svg:height="0.1142in" svg:x="2.3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84" draw:text-style-name="P22" svg:width="0.0701in" svg:height="0.1142in" svg:x="2.4102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85" draw:text-style-name="P22" svg:width="0.0736in" svg:height="0.1126in" svg:x="2.5461in" svg:y="0.4252in" svg:viewBox="0 0 188 287" svg:d="M113 217v36c0 16-1 20-33 20h-8v14c17-2 40-2 58-2 16 0 39 0 57 2v-14h-9c-32 0-33-4-33-20v-36h43v-13h-43v-193c0-9 0-11-6-11-5 0-6 0-8 5l-131 199v13zM115 204h-103l103-158z"><text:p/></draw:path><draw:path draw:style-name="gr186" draw:text-style-name="P22" svg:width="0.0177in" svg:height="0.0177in" svg:x="2.6382in" svg:y="0.5197in" svg:viewBox="0 0 46 46" svg:d="M46 23c0-12-10-23-23-23-12 0-23 11-23 23 0 13 11 23 23 23 13 0 23-10 23-23z"><text:p/></draw:path><draw:path draw:style-name="gr187" draw:text-style-name="P22" svg:width="0.0547in" svg:height="0.1106in" svg:x="2.685in" svg:y="0.4276in" svg:viewBox="0 0 140 282" svg:d="M88 11c0-10 0-11-10-11-26 28-65 28-78 28v13c8 0 34 0 55-12v219c0 16-1 21-39 21h-14v13c16-1 52-1 70-1 17 0 54 0 68 1v-13h-13c-38 0-39-5-39-21z"><text:p/></draw:path><draw:path draw:style-name="gr188" draw:text-style-name="P22" svg:width="0.0547in" svg:height="0.1106in" svg:x="2.7677in" svg:y="0.4276in" svg:viewBox="0 0 140 282" svg:d="M88 11c0-10 0-11-10-11-26 28-65 28-78 28v13c8 0 34 0 55-12v219c0 16-1 21-39 21h-14v13c16-1 52-1 70-1 17 0 54 0 68 1v-13h-13c-38 0-39-5-39-21z"><text:p/></draw:path><draw:path draw:style-name="gr189" draw:text-style-name="P22" svg:width="0.0701in" svg:height="0.1142in" svg:x="2.842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90" draw:text-style-name="P22" svg:width="0.0701in" svg:height="0.1142in" svg:x="2.924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191" draw:text-style-name="P22" svg:width="0.0555in" svg:height="0.2984in" svg:x="3.0055in" svg:y="0in" svg:viewBox="0 0 142 759" draw:points="113,759 142,759 142,0 0,0 0,29 113,29"><text:p/></draw:polygon><draw:polygon draw:style-name="gr192" draw:text-style-name="P22" svg:width="0.0555in" svg:height="0.2984in" svg:x="3.0055in" svg:y="0.2988in" svg:viewBox="0 0 142 759" draw:points="113,730 0,730 0,759 142,759 142,0 113,0"><text:p/></draw:polygon><draw:path draw:style-name="gr193" draw:text-style-name="P22" svg:width="0.1138in" svg:height="0.1189in" svg:x="3.1209in" svg:y="0.2217in" svg:viewBox="0 0 290 303" svg:d="M155 8c-3-6-3-8-10-8s-8 2-9 8l-89 253c-7 22-24 28-47 29v13c10-1 28-1 43-1 13 0 35 0 49 1v-13c-21 0-32-11-32-21 0-2 0-6 1-8l19-55h105l23 65c0 2 1 5 1 6 0 13-24 13-35 13v13c14-1 44-1 61-1 18 0 37 0 55 1v-13h-8c-25 0-31-3-36-17zM132 56l48 137h-95z"><text:p/></draw:path><draw:path draw:style-name="gr194" draw:text-style-name="P22" svg:width="0.0689in" svg:height="0.1142in" svg:x="3.2465in" svg:y="0.2291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95" draw:text-style-name="P22" svg:width="0.1106in" svg:height="0.039in" svg:x="3.3866in" svg:y="0.2787in" svg:viewBox="0 0 282 100" svg:d="M268 17c6 0 14 0 14-9 0-8-8-8-14-8h-254c-6 0-14 0-14 8 0 9 8 9 14 9zM268 100c6 0 14 0 14-9 0-8-8-8-14-8h-254c-6 0-14 0-14 8 0 9 8 9 14 9z"><text:p/></draw:path><draw:polygon draw:style-name="gr196" draw:text-style-name="P22" svg:width="0.0555in" svg:height="0.2984in" svg:x="3.6154in" svg:y="0in" svg:viewBox="0 0 142 759" draw:points="0,759 29,759 29,29 142,29 142,0 0,0"><text:p/></draw:polygon><draw:polygon draw:style-name="gr197" draw:text-style-name="P22" svg:width="0.0555in" svg:height="0.2984in" svg:x="3.6154in" svg:y="0.2988in" svg:viewBox="0 0 142 759" draw:points="0,759 142,759 142,730 29,730 29,0 0,0"><text:p/></draw:polygon><draw:path draw:style-name="gr198" draw:text-style-name="P22" svg:width="0.0547in" svg:height="0.1106in" svg:x="3.6866in" svg:y="0.0287in" svg:viewBox="0 0 140 282" svg:d="M88 11c0-10 0-11-10-11-26 28-65 28-78 28v13c8 0 34 0 55-12v219c0 16-1 21-39 21h-14v13c16-1 52-1 70-1 17 0 54 0 68 1v-13h-13c-38 0-39-5-39-21z"><text:p/></draw:path><draw:path draw:style-name="gr199" draw:text-style-name="P22" svg:width="0.0177in" svg:height="0.0177in" svg:x="3.7689in" svg:y="0.122in" svg:viewBox="0 0 46 46" svg:d="M46 23c0-12-10-23-23-23-12 0-23 11-23 23 0 13 11 23 23 23 13 0 23-10 23-23z"><text:p/></draw:path><draw:path draw:style-name="gr200" draw:text-style-name="P22" svg:width="0.0661in" svg:height="0.1106in" svg:x="3.809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1" draw:text-style-name="P22" svg:width="0.0547in" svg:height="0.1106in" svg:x="3.8984in" svg:y="0.0287in" svg:viewBox="0 0 140 282" svg:d="M88 11c0-10 0-11-10-11-26 28-65 28-78 28v13c8 0 34 0 55-12v219c0 16-1 21-39 21h-14v13c16-1 52-1 70-1 17 0 54 0 68 1v-13h-13c-38 0-39-5-39-21z"><text:p/></draw:path><draw:path draw:style-name="gr202" draw:text-style-name="P22" svg:width="0.0701in" svg:height="0.1142in" svg:x="3.972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03" draw:text-style-name="P22" svg:width="0.0701in" svg:height="0.1142in" svg:x="4.055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4" draw:text-style-name="P22" svg:width="0.0661in" svg:height="0.1106in" svg:x="4.1949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5" draw:text-style-name="P22" svg:width="0.0177in" svg:height="0.0177in" svg:x="4.2839in" svg:y="0.122in" svg:viewBox="0 0 46 46" svg:d="M46 23c0-12-10-23-23-23-12 0-23 11-23 23 0 13 11 23 23 23 13 0 23-10 23-23z"><text:p/></draw:path><draw:path draw:style-name="gr206" draw:text-style-name="P22" svg:width="0.0701in" svg:height="0.1142in" svg:x="4.322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7" draw:text-style-name="P22" svg:width="0.0661in" svg:height="0.1142in" svg:x="4.4067in" svg:y="0.0287in" svg:viewBox="0 0 169 291" svg:d="M169 197c0-51-35-93-80-93-21 0-39 6-54 22v-83c8 3 23 6 36 6 53 0 81-39 81-44 0-3-1-5-3-5 0 0-1 0-4 1-8 4-29 12-57 12-17 0-38-2-57-12-3-1-5-1-5-1-4 0-4 4-4 11v125c0 8 0 10 6 10 3 0 3-1 6-3 4-6 20-29 54-29 22 0 33 19 36 26 7 16 8 33 8 54 0 15 0 40-11 58-9 17-25 27-45 27-30 0-56-22-63-48 1 2 3 2 7 2 15 0 22-11 22-21 0-11-7-20-22-20-6 0-20 2-20 21 0 38 29 78 77 78 49 0 92-40 92-94z"><text:p/></draw:path><draw:path draw:style-name="gr208" draw:text-style-name="P22" svg:width="0.0661in" svg:height="0.1106in" svg:x="4.4894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9" draw:text-style-name="P22" svg:width="0.0701in" svg:height="0.1142in" svg:x="4.570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0" draw:text-style-name="P22" svg:width="0.0689in" svg:height="0.1142in" svg:x="3.6791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211" draw:text-style-name="P22" svg:width="0.0177in" svg:height="0.0177in" svg:x="3.7689in" svg:y="0.3209in" svg:viewBox="0 0 46 46" svg:d="M46 23c0-12-10-23-23-23-12 0-23 11-23 23 0 13 11 23 23 23 13 0 23-10 23-23z"><text:p/></draw:path><draw:path draw:style-name="gr212" draw:text-style-name="P22" svg:width="0.0701in" svg:height="0.1142in" svg:x="3.807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3" draw:text-style-name="P22" svg:width="0.0661in" svg:height="0.1106in" svg:x="3.891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4" draw:text-style-name="P22" svg:width="0.0689in" svg:height="0.1142in" svg:x="3.97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5" draw:text-style-name="P22" svg:width="0.0701in" svg:height="0.1142in" svg:x="4.055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6" draw:text-style-name="P22" svg:width="0.0661in" svg:height="0.1106in" svg:x="4.1949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7" draw:text-style-name="P22" svg:width="0.0177in" svg:height="0.0177in" svg:x="4.2839in" svg:y="0.3209in" svg:viewBox="0 0 46 46" svg:d="M46 23c0-12-10-23-23-23-12 0-23 11-23 23 0 13 11 23 23 23 13 0 23-10 23-23z"><text:p/></draw:path><draw:path draw:style-name="gr218" draw:text-style-name="P22" svg:width="0.0701in" svg:height="0.1142in" svg:x="4.32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9" draw:text-style-name="P22" svg:width="0.0689in" svg:height="0.1142in" svg:x="4.4051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20" draw:text-style-name="P22" svg:width="0.0713in" svg:height="0.1157in" svg:x="4.4902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221" draw:text-style-name="P22" svg:width="0.0701in" svg:height="0.1142in" svg:x="4.570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2" draw:text-style-name="P22" svg:width="0.0547in" svg:height="0.1106in" svg:x="3.6866in" svg:y="0.4276in" svg:viewBox="0 0 140 282" svg:d="M88 11c0-10 0-11-10-11-26 28-65 28-78 28v13c8 0 34 0 55-12v219c0 16-1 21-39 21h-14v13c16-1 52-1 70-1 17 0 54 0 68 1v-13h-13c-38 0-39-5-39-21z"><text:p/></draw:path><draw:path draw:style-name="gr223" draw:text-style-name="P22" svg:width="0.0177in" svg:height="0.0177in" svg:x="3.7689in" svg:y="0.5197in" svg:viewBox="0 0 46 46" svg:d="M46 23c0-12-10-23-23-23-12 0-23 11-23 23 0 13 11 23 23 23 13 0 23-10 23-23z"><text:p/></draw:path><draw:path draw:style-name="gr224" draw:text-style-name="P22" svg:width="0.0701in" svg:height="0.1142in" svg:x="3.807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5" draw:text-style-name="P22" svg:width="0.0547in" svg:height="0.1106in" svg:x="3.8984in" svg:y="0.4276in" svg:viewBox="0 0 140 282" svg:d="M88 11c0-10 0-11-10-11-26 28-65 28-78 28v13c8 0 34 0 55-12v219c0 16-1 21-39 21h-14v13c16-1 52-1 70-1 17 0 54 0 68 1v-13h-13c-38 0-39-5-39-21z"><text:p/></draw:path><draw:path draw:style-name="gr226" draw:text-style-name="P22" svg:width="0.0689in" svg:height="0.1142in" svg:x="3.97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227" draw:text-style-name="P22" svg:width="0.0701in" svg:height="0.1142in" svg:x="4.055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8" draw:text-style-name="P22" svg:width="0.0736in" svg:height="0.1126in" svg:x="4.1917in" svg:y="0.4252in" svg:viewBox="0 0 188 287" svg:d="M113 217v36c0 16-1 20-33 20h-8v14c17-2 40-2 58-2 16 0 39 0 57 2v-14h-9c-32 0-33-4-33-20v-36h43v-13h-43v-193c0-9 0-11-6-11-5 0-6 0-8 5l-131 199v13zM115 204h-103l103-158z"><text:p/></draw:path><draw:path draw:style-name="gr229" draw:text-style-name="P22" svg:width="0.0177in" svg:height="0.0177in" svg:x="4.2839in" svg:y="0.5197in" svg:viewBox="0 0 46 46" svg:d="M46 23c0-12-10-23-23-23-12 0-23 11-23 23 0 13 11 23 23 23 13 0 23-10 23-23z"><text:p/></draw:path><draw:path draw:style-name="gr230" draw:text-style-name="P22" svg:width="0.0547in" svg:height="0.1106in" svg:x="4.3299in" svg:y="0.4276in" svg:viewBox="0 0 140 282" svg:d="M88 11c0-10 0-11-10-11-26 28-65 28-78 28v13c8 0 34 0 55-12v219c0 16-1 21-39 21h-14v13c16-1 52-1 70-1 17 0 54 0 68 1v-13h-13c-38 0-39-5-39-21z"><text:p/></draw:path><draw:path draw:style-name="gr231" draw:text-style-name="P22" svg:width="0.0689in" svg:height="0.1142in" svg:x="4.4051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32" draw:text-style-name="P22" svg:width="0.0701in" svg:height="0.1142in" svg:x="4.4874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33" draw:text-style-name="P22" svg:width="0.0701in" svg:height="0.1142in" svg:x="4.570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234" draw:text-style-name="P22" svg:width="0.0555in" svg:height="0.2984in" svg:x="4.6508in" svg:y="0in" svg:viewBox="0 0 142 759" draw:points="113,759 142,759 142,0 0,0 0,29 113,29"><text:p/></draw:polygon><draw:polygon draw:style-name="gr235" draw:text-style-name="P22" svg:width="0.0555in" svg:height="0.2984in" svg:x="4.6508in" svg:y="0.2988in" svg:viewBox="0 0 142 759" draw:points="113,730 0,730 0,759 142,759 142,0 113,0"><text:p/></draw:polygon></draw:g></text:p>
      <text:p text:style-name="P19"/>
      <text:p text:style-name="P19"><draw:g text:anchor-type="as-char" svg:y="-0.2402in" draw:z-index="9" draw:style-name="gr1"><svg:title>TexMaths</svg:title><svg:desc>12§display§\hat{x}_{ae} = 
\begin{bmatrix}
0.1979 \\
0.6350
\end{bmatrix}
\hat{x}_{ea} =
\begin{bmatrix}
0.1976 \\
0.6352
\end{bmatrix}
\hat{x}_{rms} =
\begin{bmatrix}
0.2015 \\
0.6326
\end{bmatrix}§svg§600§FALSE§</svg:desc><draw:polygon draw:style-name="gr236" draw:text-style-name="P21" svg:width="3.4528in" svg:height="0.3972in" svg:x="0in" svg:y="0in" svg:viewBox="0 0 8771 1010" draw:points="4386,1010 0,1010 0,0 8771,0 8771,1010"><text:p/></draw:polygon><draw:polygon draw:style-name="gr237" draw:text-style-name="P22" svg:width="0.0445in" svg:height="0.0256in" svg:x="0.0299in" svg:y="0.1256in" svg:viewBox="0 0 114 66" draw:points="58,0 0,59 7,66 58,23 106,66 114,59"><text:p/></draw:polygon><draw:path draw:style-name="gr238" draw:text-style-name="P22" svg:width="0.0827in" svg:height="0.0752in" svg:x="0.0047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39" draw:text-style-name="P22" svg:width="0.0591in" svg:height="0.0524in" svg:x="0.1016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40" draw:text-style-name="P22" svg:width="0.0496in" svg:height="0.0524in" svg:x="0.174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41" draw:text-style-name="P22" svg:width="0.1106in" svg:height="0.039in" svg:x="0.2937in" svg:y="0.1799in" svg:viewBox="0 0 282 100" svg:d="M268 17c6 0 14 0 14-9 0-8-8-8-14-8h-254c-6 0-14 0-14 8 0 9 8 9 14 9zM268 100c6 0 14 0 14-9 0-8-8-8-14-8h-254c-6 0-14 0-14 8 0 9 8 9 14 9z"><text:p/></draw:path><draw:polygon draw:style-name="gr242" draw:text-style-name="P22" svg:width="0.0437in" svg:height="0.3988in" svg:x="0.5008in" svg:y="0in" svg:viewBox="0 0 112 1014" draw:points="0,1014 112,1014 112,991 24,991 24,23 112,23 112,0 0,0"><text:p/></draw:polygon><draw:path draw:style-name="gr243" draw:text-style-name="P22" svg:width="0.0701in" svg:height="0.1146in" svg:x="0.5531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44" draw:text-style-name="P22" svg:width="0.0177in" svg:height="0.0177in" svg:x="0.6441in" svg:y="0.122in" svg:viewBox="0 0 46 46" svg:d="M46 23c0-12-10-23-23-23-12 0-23 11-23 23 0 13 11 23 23 23 13 0 23-10 23-23z"><text:p/></draw:path><draw:path draw:style-name="gr245" draw:text-style-name="P22" svg:width="0.0547in" svg:height="0.1106in" svg:x="0.6902in" svg:y="0.0287in" svg:viewBox="0 0 140 282" svg:d="M88 11c0-10 0-11-10-11-26 28-65 28-78 28v13c8 0 34 0 55-12v220c0 15-1 20-39 20h-14v13c16-1 52-1 70-1 17 0 54 0 68 1v-13h-13c-38 0-39-5-39-20z"><text:p/></draw:path><draw:path draw:style-name="gr246" draw:text-style-name="P22" svg:width="0.0689in" svg:height="0.1146in" svg:x="0.765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47" draw:text-style-name="P22" svg:width="0.0713in" svg:height="0.1157in" svg:x="0.85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48" draw:text-style-name="P22" svg:width="0.0689in" svg:height="0.1146in" svg:x="0.9307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49" draw:text-style-name="P22" svg:width="0.0701in" svg:height="0.1146in" svg:x="0.5531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50" draw:text-style-name="P22" svg:width="0.0177in" svg:height="0.0177in" svg:x="0.6441in" svg:y="0.3217in" svg:viewBox="0 0 46 46" svg:d="M46 23c0-12-10-23-23-23-12 0-23 11-23 23 0 13 11 23 23 23 13 0 23-10 23-23z"><text:p/></draw:path><draw:path draw:style-name="gr251" draw:text-style-name="P22" svg:width="0.0689in" svg:height="0.1146in" svg:x="0.6823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52" draw:text-style-name="P22" svg:width="0.0689in" svg:height="0.1146in" svg:x="0.765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253" draw:text-style-name="P22" svg:width="0.0661in" svg:height="0.1146in" svg:x="0.8488in" svg:y="0.2283in" svg:viewBox="0 0 169 292" svg:d="M169 197c0-50-35-93-80-93-21 0-39 6-54 22v-83c8 3 23 6 36 6 53 0 81-39 81-44 0-3-1-5-3-5 0 0-1 0-4 1-8 4-29 12-57 12-17 0-38-2-57-12-3-1-5-1-5-1-4 0-4 4-4 11v125c0 8 0 11 6 11 2 0 3-2 6-4 3-6 20-29 54-29 22 0 33 19 36 26 7 16 8 33 8 55 0 14 0 39-11 57-9 17-25 28-45 28-30 0-56-23-63-48 1 1 3 1 7 1 15 0 22-11 22-20 0-11-7-21-22-21-6 0-20 3-20 22 0 37 29 78 77 78 49 0 92-41 92-95z"><text:p/></draw:path><draw:path draw:style-name="gr254" draw:text-style-name="P22" svg:width="0.0701in" svg:height="0.1146in" svg:x="0.9303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olygon draw:style-name="gr255" draw:text-style-name="P22" svg:width="0.0437in" svg:height="0.3988in" svg:x="1.0106in" svg:y="0in" svg:viewBox="0 0 112 1014" draw:points="89,991 0,991 0,1014 112,1014 112,0 0,0 0,23 89,23"><text:p/></draw:polygon><draw:polygon draw:style-name="gr256" draw:text-style-name="P22" svg:width="0.0445in" svg:height="0.0256in" svg:x="1.1531in" svg:y="0.1256in" svg:viewBox="0 0 114 66" draw:points="58,0 0,59 7,66 58,23 106,66 114,59"><text:p/></draw:polygon><draw:path draw:style-name="gr257" draw:text-style-name="P22" svg:width="0.0827in" svg:height="0.0752in" svg:x="1.1283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258" draw:text-style-name="P22" svg:width="0.0496in" svg:height="0.0524in" svg:x="1.2256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59" draw:text-style-name="P22" svg:width="0.0591in" svg:height="0.0524in" svg:x="1.2878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60" draw:text-style-name="P22" svg:width="0.1106in" svg:height="0.039in" svg:x="1.4169in" svg:y="0.1799in" svg:viewBox="0 0 282 100" svg:d="M268 17c6 0 14 0 14-9 0-8-8-8-14-8h-254c-6 0-14 0-14 8 0 9 8 9 14 9zM268 100c6 0 14 0 14-9 0-8-8-8-14-8h-254c-6 0-14 0-14 8 0 9 8 9 14 9z"><text:p/></draw:path><draw:polygon draw:style-name="gr261" draw:text-style-name="P22" svg:width="0.0437in" svg:height="0.3988in" svg:x="1.624in" svg:y="0in" svg:viewBox="0 0 112 1014" draw:points="0,1014 112,1014 112,991 24,991 24,23 112,23 112,0 0,0"><text:p/></draw:polygon><draw:path draw:style-name="gr262" draw:text-style-name="P22" svg:width="0.0701in" svg:height="0.1146in" svg:x="1.6768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63" draw:text-style-name="P22" svg:width="0.0177in" svg:height="0.0177in" svg:x="1.7669in" svg:y="0.122in" svg:viewBox="0 0 46 46" svg:d="M46 23c0-12-10-23-23-23-12 0-23 11-23 23 0 13 11 23 23 23 13 0 23-10 23-23z"><text:p/></draw:path><draw:path draw:style-name="gr264" draw:text-style-name="P22" svg:width="0.0547in" svg:height="0.1106in" svg:x="1.8138in" svg:y="0.0287in" svg:viewBox="0 0 140 282" svg:d="M88 11c0-10 0-11-10-11-26 28-65 28-78 28v13c8 0 34 0 55-12v220c0 15-1 20-39 20h-14v13c16-1 52-1 70-1 17 0 54 0 68 1v-13h-13c-38 0-39-5-39-20z"><text:p/></draw:path><draw:path draw:style-name="gr265" draw:text-style-name="P22" svg:width="0.0689in" svg:height="0.1146in" svg:x="1.8886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6" draw:text-style-name="P22" svg:width="0.0713in" svg:height="0.1157in" svg:x="1.9736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67" draw:text-style-name="P22" svg:width="0.0689in" svg:height="0.1146in" svg:x="2.0539in" svg:y="0.0287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68" draw:text-style-name="P22" svg:width="0.0701in" svg:height="0.1146in" svg:x="1.6768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69" draw:text-style-name="P22" svg:width="0.0177in" svg:height="0.0177in" svg:x="1.7669in" svg:y="0.3217in" svg:viewBox="0 0 46 46" svg:d="M46 23c0-12-10-23-23-23-12 0-23 11-23 23 0 13 11 23 23 23 13 0 23-10 23-23z"><text:p/></draw:path><draw:path draw:style-name="gr270" draw:text-style-name="P22" svg:width="0.0689in" svg:height="0.1146in" svg:x="1.8059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71" draw:text-style-name="P22" svg:width="0.0689in" svg:height="0.1146in" svg:x="1.8886in" svg:y="0.2283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7-65-33 16 3 29-7 29-22 0-16-12-24-24-24-11 0-24 6-24 24 0 39 40 67 85 67 53 0 91-39 91-82 0-35-26-68-70-77z"><text:p/></draw:path><draw:path draw:style-name="gr272" draw:text-style-name="P22" svg:width="0.0661in" svg:height="0.1146in" svg:x="1.9724in" svg:y="0.2283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273" draw:text-style-name="P22" svg:width="0.0661in" svg:height="0.1106in" svg:x="2.0551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274" draw:text-style-name="P22" svg:width="0.0437in" svg:height="0.3988in" svg:x="2.1335in" svg:y="0in" svg:viewBox="0 0 112 1014" draw:points="89,991 0,991 0,1014 112,1014 112,0 0,0 0,23 89,23"><text:p/></draw:polygon><draw:polygon draw:style-name="gr275" draw:text-style-name="P22" svg:width="0.0445in" svg:height="0.0256in" svg:x="2.2764in" svg:y="0.1256in" svg:viewBox="0 0 114 66" draw:points="58,0 0,59 7,66 58,23 106,66 114,59"><text:p/></draw:polygon><draw:path draw:style-name="gr276" draw:text-style-name="P22" svg:width="0.0827in" svg:height="0.0752in" svg:x="2.2516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77" draw:text-style-name="P22" svg:width="0.0539in" svg:height="0.0524in" svg:x="2.3469in" svg:y="0.2146in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78" draw:text-style-name="P22" svg:width="0.1067in" svg:height="0.0524in" svg:x="2.4118in" svg:y="0.2146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5 9 10 9 6 0 11-3 12-7 1-2 3-12 6-18 1-6 3-19 6-26 1-7 3-13 5-21 3-12 3-14 13-26 7-12 21-28 44-28 17 0 17 16 17 21 0 8-1 12-5 29z"><text:p/></draw:path><draw:path draw:style-name="gr279" draw:text-style-name="P22" svg:width="0.0465in" svg:height="0.0524in" svg:x="2.5319in" svg:y="0.2146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280" draw:text-style-name="P22" svg:width="0.1106in" svg:height="0.039in" svg:x="2.6508in" svg:y="0.1799in" svg:viewBox="0 0 282 100" svg:d="M268 17c6 0 14 0 14-9 0-8-8-8-14-8h-254c-6 0-14 0-14 8 0 9 8 9 14 9zM268 100c6 0 14 0 14-9 0-8-8-8-14-8h-254c-6 0-14 0-14 8 0 9 8 9 14 9z"><text:p/></draw:path><draw:polygon draw:style-name="gr281" draw:text-style-name="P22" svg:width="0.0437in" svg:height="0.3988in" svg:x="2.8579in" svg:y="0in" svg:viewBox="0 0 112 1014" draw:points="0,1014 112,1014 112,991 24,991 24,23 112,23 112,0 0,0"><text:p/></draw:polygon><draw:path draw:style-name="gr282" draw:text-style-name="P22" svg:width="0.0701in" svg:height="0.1146in" svg:x="2.9106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3" draw:text-style-name="P22" svg:width="0.0177in" svg:height="0.0177in" svg:x="3.0012in" svg:y="0.122in" svg:viewBox="0 0 46 46" svg:d="M46 23c0-12-10-23-23-23-12 0-23 11-23 23 0 13 11 23 23 23 13 0 23-10 23-23z"><text:p/></draw:path><draw:path draw:style-name="gr284" draw:text-style-name="P22" svg:width="0.0661in" svg:height="0.1106in" svg:x="3.0413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285" draw:text-style-name="P22" svg:width="0.0701in" svg:height="0.1146in" svg:x="3.122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6" draw:text-style-name="P22" svg:width="0.0547in" svg:height="0.1106in" svg:x="3.2134in" svg:y="0.0287in" svg:viewBox="0 0 140 282" svg:d="M88 11c0-10 0-11-10-11-26 28-65 28-78 28v13c8 0 34 0 55-12v220c0 15-1 20-39 20h-14v13c16-1 52-1 70-1 17 0 54 0 68 1v-13h-13c-38 0-39-5-39-20z"><text:p/></draw:path><draw:path draw:style-name="gr287" draw:text-style-name="P22" svg:width="0.0661in" svg:height="0.1146in" svg:x="3.2894in" svg:y="0.0287in" svg:viewBox="0 0 169 292" svg:d="M169 197c0-50-35-93-80-93-21 0-39 6-54 22v-83c8 3 23 6 36 6 53 0 81-39 81-44 0-3-1-5-3-5 0 0-1 0-4 1-8 4-29 12-57 12-17 0-38-2-57-12-3-1-5-1-5-1-4 0-4 4-4 11v125c0 8 0 11 6 11 2 0 3-2 6-4 3-6 20-29 54-29 22 0 33 19 36 26 7 16 8 33 8 55 0 14 0 39-11 57-9 17-25 28-45 28-30 0-56-23-63-48 1 1 3 1 7 1 15 0 22-11 22-20 0-11-7-21-22-21-6 0-20 3-20 22 0 37 29 78 77 78 49 0 92-41 92-95z"><text:p/></draw:path><draw:path draw:style-name="gr288" draw:text-style-name="P22" svg:width="0.0701in" svg:height="0.1146in" svg:x="2.9106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9" draw:text-style-name="P22" svg:width="0.0177in" svg:height="0.0177in" svg:x="3.0012in" svg:y="0.3217in" svg:viewBox="0 0 46 46" svg:d="M46 23c0-12-10-23-23-23-12 0-23 11-23 23 0 13 11 23 23 23 13 0 23-10 23-23z"><text:p/></draw:path><draw:path draw:style-name="gr290" draw:text-style-name="P22" svg:width="0.0689in" svg:height="0.1146in" svg:x="3.0398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91" draw:text-style-name="P22" svg:width="0.0689in" svg:height="0.1146in" svg:x="3.1224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292" draw:text-style-name="P22" svg:width="0.0661in" svg:height="0.1106in" svg:x="3.2067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293" draw:text-style-name="P22" svg:width="0.0689in" svg:height="0.1146in" svg:x="3.2878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olygon draw:style-name="gr294" draw:text-style-name="P22" svg:width="0.0437in" svg:height="0.3988in" svg:x="3.3677in" svg:y="0in" svg:viewBox="0 0 112 1014" draw:points="89,991 0,991 0,1014 112,1014 112,0 0,0 0,23 89,23"><text:p/></draw:polygon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23:33:16.445171617</dc:date>
    <meta:editing-duration>PT8H55M45S</meta:editing-duration>
    <meta:editing-cycles>90</meta:editing-cycles>
    <meta:document-statistic meta:table-count="0" meta:image-count="0" meta:object-count="0" meta:page-count="2" meta:paragraph-count="25" meta:word-count="191" meta:character-count="1045" meta:non-whitespace-character-count="877"/>
  </office:meta>
</office:document-meta>
</file>